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86cm" fo:min-width="2.016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3.556cm" svg:height="3.302cm" svg:x="8.874cm" svg:y="11.668cm">
          <text:p text:style-name="P1">0</text:p>
          <text:p text:style-name="P1">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.556cm" svg:height="3.302cm" svg:x="3.413cm" svg:y="6.461cm">
          <text:p text:style-name="P1">1</text:p>
          <text:p text:style-name="P1">Red circ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556cm" svg:height="3.302cm" svg:x="3.667cm" svg:y="15.859cm">
          <text:p text:style-name="P1">2</text:p>
          <text:p text:style-name="P1">Chess gon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3.556cm" svg:height="3.302cm" svg:x="8.62cm" svg:y="20.431cm">
          <text:p text:style-name="P1">3</text:p>
          <text:p text:style-name="P1">Invisi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556cm" svg:height="3.302cm" svg:x="14.97cm" svg:y="15.732cm">
          <text:p text:style-name="P1">4</text:p>
          <text:p text:style-name="P1">Blue circ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.556cm" svg:height="3.302cm" svg:x="15.224cm" svg:y="6.207cm">
          <text:p text:style-name="P1">5</text:p>
          <text:p text:style-name="P1">Visi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191cm" svg:y1="9.763cm" svg:x2="5.445cm" svg:y2="15.859cm" draw:start-shape="id1" draw:start-glue-point="8" draw:end-shape="id2" draw:end-glue-point="4" svg:d="M5191 9763l254 6096" svg:viewBox="0 0 255 6097">
          <text:p text:style-name="P1">Mouse up</text:p>
        </draw:connector>
        <draw:connector draw:style-name="gr2" draw:text-style-name="P2" draw:layer="layout" draw:type="line" svg:x1="9.394cm" svg:y1="12.151cm" svg:x2="6.449cm" svg:y2="9.28cm" draw:start-shape="id3" draw:start-glue-point="5" draw:end-shape="id1" draw:end-glue-point="9" svg:d="M9394 12151l-2945-2871" svg:viewBox="0 0 2946 2872">
          <text:p text:style-name="P1">Mouse down</text:p>
        </draw:connector>
        <draw:connector draw:style-name="gr2" draw:text-style-name="P2" draw:layer="layout" draw:type="line" svg:x1="5.445cm" svg:y1="19.161cm" svg:x2="8.62cm" svg:y2="22.082cm" draw:start-shape="id2" draw:start-glue-point="8" draw:end-shape="id4" draw:end-glue-point="6" svg:d="M5445 19161l3175 2921" svg:viewBox="0 0 3176 2922">
          <text:p text:style-name="P1">Move mouse</text:p>
        </draw:connector>
        <draw:connector draw:style-name="gr2" draw:text-style-name="P2" draw:layer="layout" draw:type="line" svg:x1="12.176cm" svg:y1="22.082cm" svg:x2="15.49cm" svg:y2="18.551cm" draw:start-shape="id4" draw:start-glue-point="10" draw:end-shape="id5" draw:end-glue-point="7" svg:d="M12176 22082l3314-3531" svg:viewBox="0 0 3315 3532">
          <text:p text:style-name="P1">Mouse down</text:p>
        </draw:connector>
        <draw:connector draw:style-name="gr2" draw:text-style-name="P2" draw:layer="layout" draw:type="line" svg:x1="16.748cm" svg:y1="15.732cm" svg:x2="17.002cm" svg:y2="9.509cm" draw:start-shape="id5" draw:start-glue-point="4" draw:end-shape="id6" draw:end-glue-point="8" svg:d="M16748 15732l254-6223" svg:viewBox="0 0 255 6224">
          <text:p text:style-name="P1">Move up</text:p>
        </draw:connector>
        <draw:connector draw:style-name="gr2" draw:text-style-name="P2" draw:layer="layout" draw:type="line" svg:x1="15.744cm" svg:y1="9.026cm" svg:x2="11.91cm" svg:y2="12.151cm" draw:start-shape="id6" draw:start-glue-point="7" draw:end-shape="id3" draw:end-glue-point="11" svg:d="M15744 9026l-3834 3125" svg:viewBox="0 0 3835 3126">
          <text:p text:style-name="P1">Move more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2T21:28:21.944389113</meta:creation-date>
    <dc:date>2022-12-12T21:38:56.280090709</dc:date>
    <meta:editing-duration>PT14S</meta:editing-duration>
    <meta:editing-cycles>1</meta:editing-cycles>
    <meta:document-statistic meta:object-count="12"/>
    <meta:generator>LibreOffice/6.4.7.2$Linux_X86_64 LibreOffice_project/40$Build-2</meta:generator>
  </office:meta>
</office:document-meta>
</file>